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7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000000" fo:font-size="14pt" style:font-size-asian="14pt" style:font-size-complex="14pt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color="#333333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color="#33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 xml:id="id4" draw:id="id4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Title</text:span></text:p>
          </draw:text-box>
        </draw:frame>
        <draw:frame draw:name="Content Placeholder 8" presentation:style-name="pr2" draw:text-style-name="P2" draw:layer="layout" svg:width="14.82cm" svg:height="12.602cm" svg:x="1.266cm" svg:y="3.832cm" presentation:class="outline" presentation:user-transformed="true">
          <draw:text-box>
            <text:p text:style-name="P3"><text:span text:style-name="T2">TEXT</text:span></text:p>
            <text:p text:style-name="P4"><text:span text:style-name="T3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 xml:id="id5" draw:id="id5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 xml:id="id6" draw:id="id6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6" draw:layer="layout" svg:width="6.35cm" svg:height="1.27cm" svg:x="9.525cm" svg:y="3.175cm">
          <text:p text:style-name="P6"><text:span text:style-name="T4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 xml:id="id7" draw:id="id7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2" draw:id="id2" draw:layer="layout" svg:width="6.35cm" svg:height="1.27cm" svg:x="9.525cm" svg:y="3.175cm">
          <text:p text:style-name="P6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1" draw:id="id1" draw:layer="layout" svg:width="5.08cm" svg:height="1.27cm" svg:x="3.81cm" svg:y="5.715cm">
          <text:p text:style-name="P6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3" draw:id="id3" draw:layer="layout" svg:width="5.08cm" svg:height="1.27cm" svg:x="16.51cm" svg:y="5.715cm">
          <text:p text:style-name="P6"><text:span text:style-name="T7">Core (Stewar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6" draw:text-style-name="P6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854cm" svg:height="0.962cm" svg:x="3.175cm" svg:y="15.548cm">
          <draw:text-box>
            <text:p><text:span text:style-name="T8">Windows Client</text:span></text:p>
          </draw:text-box>
        </draw:frame>
        <draw:frame draw:style-name="gr8" draw:text-style-name="P10" draw:layer="layout" svg:width="3.804cm" svg:height="0.962cm" svg:x="17.145cm" svg:y="15.548cm">
          <draw:text-box>
            <text:p><text:span text:style-name="T8">Linux Client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2T14:53:27</dc:date>
    <meta:generator>LibreOffice/3.3$Unix LibreOffice_project/330m19$Build-202</meta:generator>
    <meta:editing-duration>PT58M14S</meta:editing-duration>
    <meta:editing-cycles>11</meta:editing-cycles>
    <meta:document-statistic meta:object-count="96"/>
  </office:meta>
</office:document-meta>
</file>